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ialog" svg:font-family="Dialog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17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5.438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3.69cm"/>
    </style:style>
    <style:style style:name="co8" style:family="table-column">
      <style:table-column-properties fo:break-before="auto" style:column-width="4.3cm"/>
    </style:style>
    <style:style style:name="co9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2.9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STM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Dialog" fo:font-size="11pt" fo:font-style="normal" fo:text-shadow="none" style:text-underline-style="none" fo:font-weight="normal" style:font-size-asian="11pt" style:font-style-asian="normal" style:font-weight-asian="normal" style:font-name-complex="Dialog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T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table:number-columns-spanned="5" table:number-rows-spanned="1">
            <text:p>INTERFACE DATA MODEL</text:p>
          </table:table-cell>
          <table:covered-table-cell table:number-columns-repeated="4" table:style-name="ce3"/>
          <table:table-cell table:style-name="ce1" office:value-type="string" table:number-columns-spanned="5" table:number-rows-spanned="1">
            <text:p>STANDARD COUNTER STRIKE DATAMODEL</text:p>
          </table:table-cell>
          <table:covered-table-cell table:number-columns-repeated="4" table:style-name="ce3"/>
          <table:table-cell table:number-columns-repeated="1014"/>
        </table:table-row>
        <table:table-row table:style-name="ro1">
          <table:table-cell table:style-name="ce2" office:value-type="string">
            <text:p>OWNER</text:p>
          </table:table-cell>
          <table:table-cell table:style-name="ce2" office:value-type="string">
            <text:p>TABLE_NAME</text:p>
          </table:table-cell>
          <table:table-cell table:style-name="ce2" office:value-type="string">
            <text:p>COLUMN_NAME</text:p>
          </table:table-cell>
          <table:table-cell table:style-name="ce2" office:value-type="string">
            <text:p>DATA_TYPE</text:p>
          </table:table-cell>
          <table:table-cell table:style-name="ce2" office:value-type="string">
            <text:p>DATA_LENGTH</text:p>
          </table:table-cell>
          <table:table-cell table:style-name="ce2" office:value-type="string">
            <text:p>OWNER</text:p>
          </table:table-cell>
          <table:table-cell table:style-name="ce2" office:value-type="string">
            <text:p>TABLE_NAME</text:p>
          </table:table-cell>
          <table:table-cell table:style-name="ce2" office:value-type="string">
            <text:p>COLUMN_NAME</text:p>
          </table:table-cell>
          <table:table-cell table:style-name="ce2" office:value-type="string">
            <text:p>DATA_TYPE</text:p>
          </table:table-cell>
          <table:table-cell table:style-name="ce2" office:value-type="string">
            <text:p>DATA_LENGTH</text:p>
          </table:table-cell>
          <table:table-cell table:number-columns-repeated="1014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TEST_TABLE</text:p>
          </table:table-cell>
          <table:table-cell office:value-type="string">
            <text:p>ID</text:p>
          </table:table-cell>
          <table:table-cell office:value-type="string">
            <text:p>NUMBER</text:p>
          </table:table-cell>
          <table:table-cell office:value-type="float" office:value="22">
            <text:p>22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TEST_TABLE</text:p>
          </table:table-cell>
          <table:table-cell office:value-type="string">
            <text:p>NAME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TEST_TABLE</text:p>
          </table:table-cell>
          <table:table-cell office:value-type="string">
            <text:p>COST</text:p>
          </table:table-cell>
          <table:table-cell office:value-type="string">
            <text:p>NUMBER</text:p>
          </table:table-cell>
          <table:table-cell office:value-type="float" office:value="22">
            <text:p>22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TEST_TABLE</text:p>
          </table:table-cell>
          <table:table-cell office:value-type="string">
            <text:p>INSERT_DTTM</text:p>
          </table:table-cell>
          <table:table-cell office:value-type="string">
            <text:p>TIMESTAMP(0) WITH LOCAL TIME ZONE</text:p>
          </table:table-cell>
          <table:table-cell office:value-type="float" office:value="7">
            <text:p>7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RLS_TEST</text:p>
          </table:table-cell>
          <table:table-cell office:value-type="string">
            <text:p>TABLE_RK</text:p>
          </table:table-cell>
          <table:table-cell office:value-type="string">
            <text:p>NUMBER</text:p>
          </table:table-cell>
          <table:table-cell office:value-type="float" office:value="22">
            <text:p>22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RLS_TEST</text:p>
          </table:table-cell>
          <table:table-cell office:value-type="string">
            <text:p>NAME</text:p>
          </table:table-cell>
          <table:table-cell office:value-type="string">
            <text:p>VARCHAR2</text:p>
          </table:table-cell>
          <table:table-cell office:value-type="float" office:value="64">
            <text:p>64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RLS_TEST</text:p>
          </table:table-cell>
          <table:table-cell office:value-type="string">
            <text:p>SOME_VALUE</text:p>
          </table:table-cell>
          <table:table-cell office:value-type="string">
            <text:p>NUMBER</text:p>
          </table:table-cell>
          <table:table-cell office:value-type="float" office:value="22">
            <text:p>22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RLS_TEST</text:p>
          </table:table-cell>
          <table:table-cell office:value-type="string">
            <text:p>X_ANO_FLG</text:p>
          </table:table-cell>
          <table:table-cell office:value-type="string">
            <text:p>NUMBER</text:p>
          </table:table-cell>
          <table:table-cell office:value-type="float" office:value="22">
            <text:p>22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MATCH_URL</text:p>
          </table:table-cell>
          <table:table-cell office:value-type="string">
            <text:p>VARCHAR2</text:p>
          </table:table-cell>
          <table:table-cell office:value-type="float" office:value="4000">
            <text:p>4000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LEFT_TEAM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RIGHT_TEAM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LEFT_TEAM_NATIONALITY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LEFT_TEAM_MATCH_POINTS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LEFT_TEAM_RANKING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RIGHT_TEAM_NATIONALITY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RIGHT_TEAM_MATCH_POINTS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RIGHT_TEAM_RANKING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TOURNAMENT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HOUR_OF_MATCH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DAY_OF_MATCH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MONTH_OF_MATCH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YEAR_OF_MATCH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H2H_LEFT_TEAM_WINS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H2H_RIGHT_TEAM_WINS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OVERTIMES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MATCH_TYPE</text:p>
          </table:table-cell>
          <table:table-cell office:value-type="string">
            <text:p>VARCHAR2</text:p>
          </table:table-cell>
          <table:table-cell office:value-type="float" office:value="1024">
            <text:p>1024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LEFT_TEAM_PLAYER_ONE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LEFT_TEAM_PLAYER_TWO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LEFT_TEAM_PLAYER_THREE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LEFT_TEAM_PLAYER_FOUR</text:p>
          </table:table-cell>
          <table:table-cell office:value-type="string">
            <text:p>VARCHAR2</text:p>
          </table:table-cell>
          <table:table-cell office:value-type="float" office:value="1020">
            <text:p>1020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LEFT_TEAM_PLAYER_FIVE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RIGHT_TEAM_PLAYER_ONE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RIGHT_TEAM_PLAYER_TWO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RIGHT_TEAM_PLAYER_THREE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RIGHT_TEAM_PLAYER_FOUR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RIGHT_TEAM_PLAYER_FIVE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T_INSERT_DTTM</text:p>
          </table:table-cell>
          <table:table-cell office:value-type="string">
            <text:p>TIMESTAMP(6) WITH LOCAL TIME ZONE</text:p>
          </table:table-cell>
          <table:table-cell office:value-type="float" office:value="11">
            <text:p>11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HEAD_TO_HEAD</text:p>
          </table:table-cell>
          <table:table-cell office:value-type="string">
            <text:p>MATCH_URL</text:p>
          </table:table-cell>
          <table:table-cell office:value-type="string">
            <text:p>VARCHAR2</text:p>
          </table:table-cell>
          <table:table-cell office:value-type="float" office:value="4000">
            <text:p>4000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HEAD_TO_HEAD</text:p>
          </table:table-cell>
          <table:table-cell office:value-type="string">
            <text:p>TEAM_LEFT</text:p>
          </table:table-cell>
          <table:table-cell office:value-type="string">
            <text:p>VARCHAR2</text:p>
          </table:table-cell>
          <table:table-cell office:value-type="float" office:value="1020">
            <text:p>1020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HEAD_TO_HEAD</text:p>
          </table:table-cell>
          <table:table-cell office:value-type="string">
            <text:p>TEAM_RIGHT</text:p>
          </table:table-cell>
          <table:table-cell office:value-type="string">
            <text:p>VARCHAR2</text:p>
          </table:table-cell>
          <table:table-cell office:value-type="float" office:value="1020">
            <text:p>1020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HEAD_TO_HEAD</text:p>
          </table:table-cell>
          <table:table-cell office:value-type="string">
            <text:p>MATCH_DATE</text:p>
          </table:table-cell>
          <table:table-cell office:value-type="string">
            <text:p>VARCHAR2</text:p>
          </table:table-cell>
          <table:table-cell office:value-type="float" office:value="1020">
            <text:p>1020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HEAD_TO_HEAD</text:p>
          </table:table-cell>
          <table:table-cell office:value-type="string">
            <text:p>TOURNAMENT</text:p>
          </table:table-cell>
          <table:table-cell office:value-type="string">
            <text:p>VARCHAR2</text:p>
          </table:table-cell>
          <table:table-cell office:value-type="float" office:value="1020">
            <text:p>1020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HEAD_TO_HEAD</text:p>
          </table:table-cell>
          <table:table-cell office:value-type="string">
            <text:p>MAP</text:p>
          </table:table-cell>
          <table:table-cell office:value-type="string">
            <text:p>VARCHAR2</text:p>
          </table:table-cell>
          <table:table-cell office:value-type="float" office:value="1020">
            <text:p>1020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HEAD_TO_HEAD</text:p>
          </table:table-cell>
          <table:table-cell office:value-type="string">
            <text:p>SCORE</text:p>
          </table:table-cell>
          <table:table-cell office:value-type="string">
            <text:p>VARCHAR2</text:p>
          </table:table-cell>
          <table:table-cell office:value-type="float" office:value="1020">
            <text:p>1020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HEAD_TO_HEAD</text:p>
          </table:table-cell>
          <table:table-cell office:value-type="string">
            <text:p>T_INSERT_DTTM</text:p>
          </table:table-cell>
          <table:table-cell office:value-type="string">
            <text:p>TIMESTAMP(6) WITH LOCAL TIME ZONE</text:p>
          </table:table-cell>
          <table:table-cell office:value-type="float" office:value="11">
            <text:p>11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TEAMS_PAST_MATCHES</text:p>
          </table:table-cell>
          <table:table-cell office:value-type="string">
            <text:p>MATCH_URL</text:p>
          </table:table-cell>
          <table:table-cell office:value-type="string">
            <text:p>VARCHAR2</text:p>
          </table:table-cell>
          <table:table-cell office:value-type="float" office:value="4000">
            <text:p>4000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TEAMS_PAST_MATCHES</text:p>
          </table:table-cell>
          <table:table-cell office:value-type="string">
            <text:p>TEAM</text:p>
          </table:table-cell>
          <table:table-cell office:value-type="string">
            <text:p>VARCHAR2</text:p>
          </table:table-cell>
          <table:table-cell office:value-type="float" office:value="1020">
            <text:p>1020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TEAMS_PAST_MATCHES</text:p>
          </table:table-cell>
          <table:table-cell office:value-type="string">
            <text:p>TYPE</text:p>
          </table:table-cell>
          <table:table-cell office:value-type="string">
            <text:p>VARCHAR2</text:p>
          </table:table-cell>
          <table:table-cell office:value-type="float" office:value="1020">
            <text:p>1020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TEAMS_PAST_MATCHES</text:p>
          </table:table-cell>
          <table:table-cell office:value-type="string">
            <text:p>OPPONENT</text:p>
          </table:table-cell>
          <table:table-cell office:value-type="string">
            <text:p>VARCHAR2</text:p>
          </table:table-cell>
          <table:table-cell office:value-type="float" office:value="1020">
            <text:p>1020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TEAMS_PAST_MATCHES</text:p>
          </table:table-cell>
          <table:table-cell office:value-type="string">
            <text:p>RESULT</text:p>
          </table:table-cell>
          <table:table-cell office:value-type="string">
            <text:p>VARCHAR2</text:p>
          </table:table-cell>
          <table:table-cell office:value-type="float" office:value="1020">
            <text:p>1020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TEAMS_PAST_MATCHES</text:p>
          </table:table-cell>
          <table:table-cell office:value-type="string">
            <text:p>T_INSERT_DTTM</text:p>
          </table:table-cell>
          <table:table-cell office:value-type="string">
            <text:p>TIMESTAMP(6) WITH LOCAL TIME ZONE</text:p>
          </table:table-cell>
          <table:table-cell office:value-type="float" office:value="11">
            <text:p>11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RESULTS_PDF</text:p>
          </table:table-cell>
          <table:table-cell office:value-type="string">
            <text:p>MATCH_URL</text:p>
          </table:table-cell>
          <table:table-cell office:value-type="string">
            <text:p>VARCHAR2</text:p>
          </table:table-cell>
          <table:table-cell office:value-type="float" office:value="4000">
            <text:p>4000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RESULTS_PDF</text:p>
          </table:table-cell>
          <table:table-cell office:value-type="string">
            <text:p>MAP_NAME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RESULTS_PDF</text:p>
          </table:table-cell>
          <table:table-cell office:value-type="string">
            <text:p>MAP_NUMBER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RESULTS_PDF</text:p>
          </table:table-cell>
          <table:table-cell office:value-type="string">
            <text:p>TEAM_LEFT_SCORE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RESULTS_PDF</text:p>
          </table:table-cell>
          <table:table-cell office:value-type="string">
            <text:p>TEAM_RIGHT_SCORE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RESULTS_PDF</text:p>
          </table:table-cell>
          <table:table-cell office:value-type="string">
            <text:p>T_INSERT_DTTM</text:p>
          </table:table-cell>
          <table:table-cell office:value-type="string">
            <text:p>TIMESTAMP(6) WITH LOCAL TIME ZONE</text:p>
          </table:table-cell>
          <table:table-cell office:value-type="float" office:value="11">
            <text:p>11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TEST_PAST_MATCHES</text:p>
          </table:table-cell>
          <table:table-cell office:value-type="string">
            <text:p>index</text:p>
          </table:table-cell>
          <table:table-cell office:value-type="string">
            <text:p>NUMBER</text:p>
          </table:table-cell>
          <table:table-cell office:value-type="float" office:value="22">
            <text:p>22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TEST_PAST_MATCHES</text:p>
          </table:table-cell>
          <table:table-cell office:value-type="string">
            <text:p>TYPE</text:p>
          </table:table-cell>
          <table:table-cell office:value-type="string">
            <text:p>CLOB</text:p>
          </table:table-cell>
          <table:table-cell office:value-type="float" office:value="4000">
            <text:p>4000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TEST_PAST_MATCHES</text:p>
          </table:table-cell>
          <table:table-cell office:value-type="string">
            <text:p>OPPONENT</text:p>
          </table:table-cell>
          <table:table-cell office:value-type="string">
            <text:p>CLOB</text:p>
          </table:table-cell>
          <table:table-cell office:value-type="float" office:value="4000">
            <text:p>4000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TEST_PAST_MATCHES</text:p>
          </table:table-cell>
          <table:table-cell office:value-type="string">
            <text:p>RESULT</text:p>
          </table:table-cell>
          <table:table-cell office:value-type="string">
            <text:p>CLOB</text:p>
          </table:table-cell>
          <table:table-cell office:value-type="float" office:value="4000">
            <text:p>4000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TEST_PAST_MATCHES</text:p>
          </table:table-cell>
          <table:table-cell office:value-type="string">
            <text:p>MATCH_URL</text:p>
          </table:table-cell>
          <table:table-cell office:value-type="string">
            <text:p>CLOB</text:p>
          </table:table-cell>
          <table:table-cell office:value-type="float" office:value="4000">
            <text:p>4000</text:p>
          </table:table-cell>
          <table:table-cell office:value-type="string">
            <text:p>C##TKUCZAK</text:p>
          </table:table-cell>
          <table:table-cell table:number-columns-repeated="1018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TEST_PAST_MATCHES</text:p>
          </table:table-cell>
          <table:table-cell office:value-type="string">
            <text:p>TEAM</text:p>
          </table:table-cell>
          <table:table-cell office:value-type="string">
            <text:p>CLOB</text:p>
          </table:table-cell>
          <table:table-cell office:value-type="float" office:value="4000">
            <text:p>4000</text:p>
          </table:table-cell>
          <table:table-cell office:value-type="string">
            <text:p>C##TKUCZAK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ialog" svg:font-family="Dialog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="Albany AMT"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6">06.10.2020</text:date>, <text:time>22:12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STM" style:display-name="PageStyle_ST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6T22:12:48.22</dc:date>
    <dc:creator>Tomasz Kuczak</dc:creator>
    <meta:document-statistic meta:table-count="1" meta:cell-count="390" meta:object-count="0"/>
    <meta:generator>OpenOffice/4.1.7$Win32 OpenOffice.org_project/417m1$Build-9800</meta:generator>
  </office:meta>
</office:document-meta>
</file>